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01 – CyberDeck Project 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Old Laptop</text:p>
                <text:list>
                  <text:list-item>
                    <text:p text:style-name="P1">Old hardware</text:p>
                  </text:list-item>
                  <text:list-item>
                    <text:p text:style-name="P1">Poor performance</text:p>
                  </text:list-item>
                  <text:list-item>
                    <text:p text:style-name="P1">Cracked half functional touchscreen</text:p>
                  </text:list-item>
                  <text:list-item>
                    <text:p text:style-name="P1">Inconsistent clicking touch pad</text:p>
                  </text:list-item>
                  <text:list-item>
                    <text:p text:style-name="P1">Wireless (WiFi and Bluetooth) constantly needs to reconnect</text:p>
                  </text:list-item>
                  <text:list-item>
                    <text:p text:style-name="P1">Ready to be retired.</text:p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he Problem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Work Laptop</text:p>
                <text:list>
                  <text:list-item>
                    <text:p>Should be used only for work</text:p>
                  </text:list-item>
                  <text:list-item>
                    <text:p>Forced to use for learning and personal projects</text:p>
                  </text:list-item>
                  <text:list-item>
                    <text:p>Currently hosting Xubuntu VM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Solu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yberDeck Project 2022 (CDPR-2022)</text:p>
                <text:list>
                  <text:list-item>
                    <text:p>Cyberdeck – Portable custom hand-built computer </text:p>
                  </text:list-item>
                  <text:list-item>
                    <text:p>Features Functions and Components</text:p>
                    <text:list>
                      <text:list-item>
                        <text:p>Portable </text:p>
                        <text:list>
                          <text:list-item>
                            <text:p>Battery powered </text:p>
                          </text:list-item>
                          <text:list-item>
                            <text:p>TKL (ten-key-less) Keyboard – Primary UID </text:p>
                          </text:list-item>
                          <text:list-item>
                            <text:p>LCD as large as keyboard</text:p>
                          </text:list-item>
                          <text:list-item>
                            <text:p>Pointing device (touch, trackball, stick) – Secondary UID</text:p>
                          </text:list-item>
                          <text:list-item>
                            <text:p>External display for time and notifications</text:p>
                          </text:list-item>
                        </text:list>
                      </text:list-item>
                      <text:list-item>
                        <text:p>Internet Access </text:p>
                      </text:list-item>
                      <text:list-item>
                        <text:p>Linux compatible</text:p>
                      </text:list-item>
                      <text:list-item>
                        <text:p>Budget friendl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am I building this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Hobby encompassing multiple technologies I am interested in learning</text:p>
              </text:list-item>
              <text:list-item>
                <text:p>So I can test myself</text:p>
              </text:list-item>
              <text:list-item>
                <text:p>Because it’s coo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ltimate Go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 a hobby</text:p>
              </text:list-item>
              <text:list-item>
                <text:p><text:s/>and practice skills and knowledge </text:p>
                <text:list>
                  <text:list-item>
                    <text:p>Unix/Linux</text:p>
                  </text:list-item>
                  <text:list-item>
                    <text:p>Python</text:p>
                  </text:list-item>
                  <text:list-item>
                    <text:p>HTML/CSS</text:p>
                  </text:list-item>
                </text:list>
              </text:list-item>
              <text:list-item>
                <text:p>Assist in job search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8T11:11:23.676205426</meta:creation-date>
    <meta:editing-duration>P1DT1H59M5S</meta:editing-duration>
    <meta:editing-cycles>2</meta:editing-cycles>
    <meta:generator>LibreOffice/7.3.6.2$Linux_X86_64 LibreOffice_project/30$Build-2</meta:generator>
    <dc:title>Blue Curve</dc:title>
    <dc:date>2022-11-09T17:03:49.344932975</dc:date>
    <meta:document-statistic meta:object-count="62"/>
  </office:meta>
</office:document-meta>
</file>